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64b" officeooo:paragraph-rsid="00149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6:24:05.922652877</meta:creation-date>
    <dc:date>2020-12-25T16:24:28.742575615</dc:date>
    <meta:editing-duration>PT2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